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teratorUtils.IteratorUt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teratorUtils.toListIterator( Iterator itera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teratorUtils.emptyOrdered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ratorUtils.emptyMap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ratorUtils.empty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ratorUtils.objectGraphIterator( Object root , Transformer transfor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ratorUtils.loopingListIterator( List li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teratorUtils.asEnumeration( Iterator itera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teratorUtils.filteredListIterator( ListIterator listIterator , Predicate predica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teratorUtils.singletonIterator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ratorUtils.unmodifiableMapIterator( MapIterator mapIte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ratorUtils.arrayListIterator( Object array , int st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ratorUtils.arrayIterator( Object [ ] array , int start , int e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ratorUtils.unmodifiableListIterator( ListIterator listIte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ratorUtils.transformedIterator( Iterator iterator , Transformer transfor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teratorUtils.arrayIterator( Object [ ] array , int st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ratorUtils.arrayListIterator( Object ar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ratorUtils.arrayListIterator( Object [ ] ar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ratorUtils.toList( Iterator iterator , int estimatedSiz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teratorUtils.emptyList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ratorUtils.arrayListIterator( Object [ ] array , int start , int e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ratorUtils.asIterator( Enumeration enumer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teratorUtils.chainedIterator( Collection iterat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ratorUtils.singletonListIterator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ratorUtils.toList( Iterator ite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ratorUtils.collatedIterator( Comparator comparator , Iterator iterator1 , Iterator iterato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ratorUtils.arrayListIterator( Object array , int start , int e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ratorUtils.arrayListIterator( Object [ ] array , int st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ratorUtils.collatedIterator( Comparator comparator , Iterator [ ] iterat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ratorUtils.toArray( Iterator itera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teratorUtils.arrayIterator( Object array , int start , int e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ratorUtils.chainedIterator( Iterator iterator1 , Iterator iterato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ratorUtils.arrayIterator( Object ar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ratorUtils.getIterator( Object obj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4">
            <text:p text:style-name="Table_20_Contents">4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IteratorUtils.emptyOrderedMap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ratorUtils.collatedIterator( Comparator comparator , Collection iterat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ratorUtils.chainedIterator( Iterator [ ] iterat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ratorUtils.unmodifiableIterator( Iterator ite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ratorUtils.arrayIterator( Object [ ] ar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ratorUtils.filteredIterator( Iterator iterator , Predicate predica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teratorUtils.arrayIterator( Object array , int st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ratorUtils.toArray( Iterator iterator , Class arrayClas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teratorUtils.loopingIterator( Collection col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teratorUtils.asIterator( Enumeration enumeration , Collection removeCollec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